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5" style:family="paragraph" style:parent-style-name="Standard">
      <style:text-properties style:font-name="Times New Roman"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Standard">
      <style:paragraph-properties fo:text-align="start" style:justify-single-word="false"/>
      <style:text-properties style:use-window-font-color="true" fo:font-size="12pt"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use-window-font-color="true"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1"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list-style-name="L1">
      <style:text-properties style:font-name="Times New Roman" fo:font-size="12pt" style:font-size-asian="12pt" style:font-size-complex="12pt"/>
    </style:style>
    <style:style style:name="P14"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19" style:family="paragraph" style:parent-style-name="Standard" style:list-style-name="L11">
      <style:paragraph-properties fo:text-align="start" style:justify-single-word="false"/>
      <style:text-properties fo:font-size="12pt" fo:font-weight="normal" style:font-size-asian="10.5pt" style:font-weight-asian="normal" style:font-size-complex="12pt" style:font-weight-complex="normal"/>
    </style:style>
    <style:style style:name="P20" style:family="paragraph" style:parent-style-name="Standard" style:list-style-name="L12">
      <style:paragraph-properties fo:text-align="start" style:justify-single-word="false"/>
      <style:text-properties fo:font-size="12pt" fo:font-weight="normal" style:font-size-asian="10.5pt" style:font-weight-asian="normal" style:font-size-complex="12pt" style:font-weight-complex="normal"/>
    </style:style>
    <style:style style:name="P21" style:family="paragraph" style:parent-style-name="Standard" style:list-style-name="L13">
      <style:paragraph-properties fo:text-align="start" style:justify-single-word="false"/>
      <style:text-properties fo:font-size="12pt" fo:font-weight="normal" style:font-size-asian="10.5pt" style:font-weight-asian="normal" style:font-size-complex="12pt" style:font-weight-complex="normal"/>
    </style:style>
    <style:style style:name="P22" style:family="paragraph" style:parent-style-name="Standard" style:list-style-name="L14">
      <style:paragraph-properties fo:text-align="start" style:justify-single-word="false"/>
      <style:text-properties fo:font-size="12pt" fo:font-weight="normal" style:font-size-asian="10.5pt" style:font-weight-asian="normal" style:font-size-complex="12pt" style:font-weight-complex="normal"/>
    </style:style>
    <style:style style:name="P23" style:family="paragraph" style:parent-style-name="Standard" style:list-style-name="L15">
      <style:paragraph-properties fo:text-align="start" style:justify-single-word="false"/>
      <style:text-properties fo:font-size="12pt" fo:font-weight="normal" style:font-size-asian="10.5pt" style:font-weight-asian="normal" style:font-size-complex="12pt" style:font-weight-complex="normal"/>
    </style:style>
    <style:style style:name="P24" style:family="paragraph" style:parent-style-name="Standard" style:list-style-name="L16">
      <style:paragraph-properties fo:text-align="start" style:justify-single-word="false"/>
      <style:text-properties fo:font-size="12pt" fo:font-weight="normal" style:font-size-asian="10.5pt" style:font-weight-asian="normal" style:font-size-complex="12pt" style:font-weight-complex="normal"/>
    </style:style>
    <style:style style:name="P25" style:family="paragraph" style:parent-style-name="Standard" style:list-style-name="L17">
      <style:paragraph-properties fo:text-align="start" style:justify-single-word="false"/>
      <style:text-properties fo:font-size="12pt" fo:font-weight="normal" style:font-size-asian="10.5pt" style:font-weight-asian="normal" style:font-size-complex="12pt" style:font-weight-complex="normal"/>
    </style:style>
    <style:style style:name="P26" style:family="paragraph" style:parent-style-name="Standard" style:list-style-name="L18">
      <style:paragraph-properties fo:text-align="start" style:justify-single-word="false"/>
      <style:text-properties fo:font-size="12pt" fo:font-weight="normal" style:font-size-asian="10.5pt" style:font-weight-asian="normal" style:font-size-complex="12pt" style:font-weight-complex="normal"/>
    </style:style>
    <style:style style:name="P27" style:family="paragraph" style:parent-style-name="Standard" style:list-style-name="L3">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9" style:family="paragraph" style:parent-style-name="Standard" style:list-style-name="L5">
      <style:paragraph-properties fo:text-align="start" style:justify-single-word="false"/>
      <style:text-properties fo:font-size="12pt" fo:font-weight="bold" style:font-size-asian="10.5pt" style:font-weight-asian="bold" style:font-size-complex="12pt" style:font-weight-complex="bold"/>
    </style:style>
    <style:style style:name="P30" style:family="paragraph" style:parent-style-name="Standard" style:list-style-name="L13">
      <style:paragraph-properties fo:text-align="start" style:justify-single-word="false"/>
      <style:text-properties fo:font-size="12pt" fo:font-weight="bold" style:font-size-asian="10.5pt" style:font-weight-asian="bold" style:font-size-complex="12pt" style:font-weight-complex="bold"/>
    </style:style>
    <style:style style:name="P31" style:family="paragraph" style:parent-style-name="Standard" style:list-style-name="L17">
      <style:paragraph-properties fo:text-align="start" style:justify-single-word="false"/>
      <style:text-properties fo:font-size="12pt" fo:font-weight="bold" style:font-size-asian="10.5pt" style:font-weight-asian="bold" style:font-size-complex="12pt" style:font-weight-complex="bold"/>
    </style:style>
    <style:style style:name="P32" style:family="paragraph" style:parent-style-name="Standard" style:list-style-name="L5">
      <style:paragraph-properties fo:text-align="start" style:justify-single-word="false"/>
    </style:style>
    <style:style style:name="P33" style:family="paragraph" style:parent-style-name="Standard" style:list-style-name="L10">
      <style:paragraph-properties fo:text-align="start" style:justify-single-word="false"/>
    </style:style>
    <style:style style:name="P34" style:family="paragraph" style:parent-style-name="Standard">
      <style:paragraph-properties fo:text-align="start" style:justify-single-word="false"/>
      <style:text-properties style:use-window-font-color="true" fo:font-size="12pt" fo:font-weight="bold" style:font-size-asian="10.5pt" style:font-weight-asian="bold" style:font-size-complex="12pt" style:font-weight-complex="bold"/>
    </style:style>
    <style:style style:name="P35" style:family="paragraph" style:parent-style-name="Standard" style:list-style-name="L6">
      <style:paragraph-properties fo:text-align="start" style:justify-single-word="false"/>
      <style:text-properties style:use-window-font-color="true" fo:font-size="12pt" fo:font-weight="bold" style:font-size-asian="10.5pt" style:font-weight-asian="bold" style:font-size-complex="12pt" style:font-weight-complex="bold"/>
    </style:style>
    <style:style style:name="P36" style:family="paragraph" style:parent-style-name="Standard" style:list-style-name="L7">
      <style:paragraph-properties fo:text-align="start" style:justify-single-word="false"/>
      <style:text-properties style:use-window-font-color="true" fo:font-size="12pt" fo:font-weight="bold" style:font-size-asian="10.5pt" style:font-weight-asian="bold" style:font-size-complex="12pt" style:font-weight-complex="bold"/>
    </style:style>
    <style:style style:name="P37" style:family="paragraph" style:parent-style-name="Standard" style:list-style-name="L8">
      <style:paragraph-properties fo:text-align="start" style:justify-single-word="false"/>
      <style:text-properties style:use-window-font-color="true" fo:font-size="12pt" fo:font-weight="bold" style:font-size-asian="10.5pt" style:font-weight-asian="bold" style:font-size-complex="12pt" style:font-weight-complex="bold"/>
    </style:style>
    <style:style style:name="P38" style:family="paragraph" style:parent-style-name="Standard" style:list-style-name="L6">
      <style:paragraph-properties fo:text-align="start" style:justify-single-word="false"/>
      <style:text-properties style:use-window-font-color="true" fo:font-size="12pt" fo:font-weight="normal" style:font-size-asian="10.5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fo:font-weight="normal" style:font-size-asian="10.5pt" style:font-weight-asian="normal" style:font-size-complex="12pt" style:font-weight-complex="normal"/>
    </style:style>
    <style:style style:name="P40" style:family="paragraph" style:parent-style-name="Standard" style:list-style-name="L8">
      <style:paragraph-properties fo:text-align="start" style:justify-single-word="false"/>
      <style:text-properties style:use-window-font-color="true" fo:font-size="12pt" fo:font-weight="normal" style:font-size-asian="10.5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fo:font-weight="normal" style:font-size-asian="10.5pt" style:font-weight-asian="normal" style:font-size-complex="12pt" style:font-weight-complex="normal"/>
    </style:style>
    <style:style style:name="P42" style:family="paragraph" style:parent-style-name="Standard" style:list-style-name="L9">
      <style:paragraph-properties fo:text-align="start" style:justify-single-word="false"/>
      <style:text-properties style:use-window-font-color="true" fo:font-size="12pt" fo:font-weight="normal" style:font-size-asian="10.5pt" style:font-weight-asian="bold" style:font-size-complex="12pt" style:font-weight-complex="normal"/>
    </style:style>
    <style:style style:name="P43" style:family="paragraph" style:parent-style-name="Standard" style:list-style-name="L19"/>
    <style:style style:name="T1" style:family="text">
      <style:text-properties style:font-name="Times New Roman" fo:font-size="12pt" fo:font-weight="bold" style:font-size-asian="12pt" style:font-weight-asian="bold" style:font-size-complex="12pt" style:font-weight-complex="bold"/>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style:font-size-asian="12pt"/>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style:use-window-font-color="true" fo:font-size="12pt" fo:font-weight="normal" style:font-size-asian="10.5pt" style:font-weight-asian="normal" style:font-size-complex="12pt" style:font-weight-complex="normal"/>
    </style:style>
    <style:style style:name="T7" style:family="text">
      <style:text-properties style:use-window-font-color="true" fo:font-size="12pt" fo:font-weight="bold" style:font-size-asian="10.5pt" style:font-weight-asian="bold" style:font-size-complex="12pt" style:font-weight-complex="bold"/>
    </style:style>
    <style:style style:name="T8" style:family="text">
      <style:text-properties officeooo:rsid="001e0f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che</text:p>
      <text:p text:style-name="P1"/>
      <text:p text:style-name="P3">Why is a cache necessary?</text:p>
      <text:p text:style-name="P2">The memory cycle time of a RAM is much slower than the processor, i.e., the rate at which the processor executes instructions and hence possibly generate memory references is faster than the rate at which RAM accept them.</text:p>
      <text:p text:style-name="P2"/>
      <text:p text:style-name="P3">Principle of locality</text:p>
      <text:p text:style-name="P2">Programs access a relatively small portion of their address space at any instant of time</text:p>
      <text:p text:style-name="P2"/>
      <text:p text:style-name="P3">Temporal locality </text:p>
      <text:p text:style-name="P2">If an item is referenced, it will tend to be referenced again soon.</text:p>
      <text:p text:style-name="P2"/>
      <text:p text:style-name="P3">Spatial locality</text:p>
      <text:p text:style-name="P2">If an item is referenced, items whose addresses are close by will tend to be referenced soon.</text:p>
      <text:p text:style-name="P2"/>
      <text:p text:style-name="P3">Why is memory of a computer implemented as a hierarchy?</text:p>
      <text:p text:style-name="P2">To take advantage of locality offered by programs with the help of small but fast memory.</text:p>
      <text:p text:style-name="P4"/>
      <text:p text:style-name="P7">Structure of a cache</text:p>
      <text:p text:style-name="P8">Consists of the following field for each row</text:p>
      <text:list xml:id="list12853804491" text:style-name="L1">
        <text:list-item>
          <text:p text:style-name="P13">valid bit – Is this block valid</text:p>
        </text:list-item>
        <text:list-item>
          <text:p text:style-name="P13">dirty bit – Is this block written. Used in write-back schemes</text:p>
        </text:list-item>
        <text:list-item>
          <text:p text:style-name="P13">tag – The MSB of the address of this block</text:p>
        </text:list-item>
        <text:list-item>
          <text:p text:style-name="P14">data block</text:p>
        </text:list-item>
      </text:list>
      <text:p text:style-name="P5"/>
      <text:p text:style-name="P3">Hit time</text:p>
      <text:list xml:id="list1841059924" text:style-name="L2">
        <text:list-item>
          <text:p text:style-name="P16">The time needed to access a cache including the time needed to determine whether an access is a hit or a miss.</text:p>
        </text:list-item>
        <text:list-item>
          <text:p text:style-name="P16">hit-time = Time required to determine a hit + time required to access the cache</text:p>
        </text:list-item>
      </text:list>
      <text:p text:style-name="P3"/>
      <text:p text:style-name="P3">Miss penalty</text:p>
      <text:list xml:id="list756302954" text:style-name="L3">
        <text:list-item>
          <text:p text:style-name="P27">The time required to fetch a block into the cache from a lower level of the memory hierarchy, including the time to access the block, transmit it from one level to the other, and insert it in the level that experiences the miss.</text:p>
        </text:list-item>
        <text:list-item>
          <text:p text:style-name="P27">miss-penalty = time to access block in memory and fetch it into cache</text:p>
        </text:list-item>
      </text:list>
      <text:p text:style-name="P1"/>
      <text:p text:style-name="P3">Effects of increasing block size on cache performance</text:p>
      <text:list xml:id="list1272211479" text:style-name="L4">
        <text:list-item>
          <text:p text:style-name="P17">On miss-rate</text:p>
          <text:list>
            <text:list-item>
              <text:p text:style-name="P17">Increasing block size generally decreases the miss-rate due to increase in spatial locality.</text:p>
            </text:list-item>
            <text:list-item>
              <text:p text:style-name="P17">However when the block size is a significant fraction of the cache size, performance decreases because of the following reasons</text:p>
              <text:list>
                <text:list-item>
                  <text:p text:style-name="P17">Decrease in temporal locality as the block may be bumped off before many of its words have been used</text:p>
                </text:list-item>
                <text:list-item>
                  <text:p text:style-name="P17">Increase in miss penalty due to the increase in the transfer time for the words after the first word of the big block. Solutions to this problems include</text:p>
                  <text:list>
                    <text:list-item>
                      <text:p text:style-name="P17">Early restart – The processor starts executing as soon as the first word is transferred instead of waiting for the whole block to become available. This works well especially for instructions or in the case of an instruction cache as instruction accesses are largely sequential. Doesn't work too well for data or a data-cache as the probability that the processor may need a non-sequential word <text:soft-page-break/>before the transfer is complete is not low.</text:p>
                    </text:list-item>
                    <text:list-item>
                      <text:p text:style-name="P17">Critical-word-first – The word required by the processor in the block is transfer first to the cache with the rest following later on. Same disadvantages as the above.</text:p>
                    </text:list-item>
                  </text:list>
                </text:list-item>
              </text:list>
            </text:list-item>
          </text:list>
        </text:list-item>
        <text:list-item>
          <text:p text:style-name="P17">On miss penalty – Increase in block size increases miss penalty marginally as more words need to be transferred from the main memory to the cache o a miss.</text:p>
        </text:list-item>
        <text:list-item>
          <text:p text:style-name="P17">On hit time – Variation in block size has no effect on hit time</text:p>
        </text:list-item>
      </text:list>
      <text:p text:style-name="P2"/>
      <text:p text:style-name="P9">How does the control unit handle cache misses</text:p>
      <text:list xml:id="list1915360292" text:style-name="L5">
        <text:list-item>
          <text:p text:style-name="P29">Instruction cache misses</text:p>
          <text:list>
            <text:list-item>
              <text:p text:style-name="P18">Send the original value of the PC(current PC – 4) to the memory.</text:p>
            </text:list-item>
            <text:list-item>
              <text:p text:style-name="P18">PC = Current PC – 4 is done as the value of the PC is incremented after the first clock cycle of execution in both pipelined and multi-cycle implementations after the instruction-fetch phase</text:p>
            </text:list-item>
            <text:list-item>
              <text:p text:style-name="P18">Instruct main memory to perform a read and wait for the memory to complete its access</text:p>
            </text:list-item>
            <text:list-item>
              <text:p text:style-name="P18">Write new cache entry by populating it with the data(instruction) obtained, the required tag bits and the appropriate configuration bits(valid bit). This is usually done by a separate controller</text:p>
            </text:list-item>
            <text:list-item>
              <text:p text:style-name="P32"><text:span text:style-name="T4">Restart</text:span><text:span text:style-name="T5"> the instruction at the first step with the original PC contents which will re-fetch the instruction, this time finding it in the cache</text:span></text:p>
            </text:list-item>
          </text:list>
        </text:list-item>
        <text:list-item>
          <text:p text:style-name="P29">Data cache misses</text:p>
          <text:list>
            <text:list-item>
              <text:p text:style-name="P18">On a data miss the control unit simple stalls the processor until the memory responds with the data. Instruction restart is not required.</text:p>
            </text:list-item>
          </text:list>
        </text:list-item>
      </text:list>
      <text:p text:style-name="P2"/>
      <text:p text:style-name="P9">How does the control unit handle cache writes?</text:p>
      <text:p text:style-name="P10">The basic concern here is that there should not be an inconsistency in any block stored in the cache and the main memory. There are two approaches in this respect.</text:p>
      <text:list xml:id="list1219569950" text:style-name="L6">
        <text:list-item>
          <text:p text:style-name="P35">Write-through scheme</text:p>
          <text:list>
            <text:list-item>
              <text:p text:style-name="P38">Always write data into both memory and cache</text:p>
            </text:list-item>
          </text:list>
        </text:list-item>
        <text:list-item>
          <text:p text:style-name="P35">Write-back scheme</text:p>
          <text:list>
            <text:list-item>
              <text:p text:style-name="P38">When a write occurs, the new value is written only to the block in the cache.</text:p>
            </text:list-item>
            <text:list-item>
              <text:p text:style-name="P38">The modified block is written to the main memory only when it is replaced</text:p>
            </text:list-item>
          </text:list>
        </text:list-item>
      </text:list>
      <text:p text:style-name="P10"/>
      <text:p text:style-name="P9">Fetching schemes in a write-through cache</text:p>
      <text:list xml:id="list669740633" text:style-name="L7">
        <text:list-item>
          <text:p text:style-name="P36">fetch-on-write / fetch-on-miss</text:p>
          <text:p text:style-name="P39">Fetches the block that caused a write miss before continuing writing the data and executing.</text:p>
        </text:list-item>
        <text:list-item>
          <text:p text:style-name="P36">no-fetch-on-write / allocate-on-write</text:p>
          <text:p text:style-name="P39">Does not fetch the data as it will anyway be overwritten. Allocates a cache block on a write-miss before continuing writing the data and executing.</text:p>
        </text:list-item>
      </text:list>
      <text:list xml:id="list1674820466" text:style-name="L8">
        <text:list-item>
          <text:p text:style-name="P37">no-allocate-on-write / write-around</text:p>
          <text:p text:style-name="P40">Does not even allocate. Writes around the cache, only to the main memory. Motivation for these schemes is the observation that sometimes programs write entire blocks of data, such as an OS zeroing a page of memory, <text:s/>before reading them. In such cases, the fetch associated with the initial miss may be unnecessary </text:p>
        </text:list-item>
      </text:list>
      <text:p text:style-name="P10"/>
      <text:p text:style-name="P9">Why are write-buffers used in a write-through scheme?</text:p>
      <text:list xml:id="list431525217" text:style-name="L9">
        <text:list-item>
          <text:p text:style-name="P42">In a write-through scheme, every write causes data to be written to main memory irrespective of the fetching scheme. This causes a processor stall at every write. This can be very inefficient.</text:p>
        </text:list-item>
        <text:list-item>
          <text:p text:style-name="P42">Write-buffers, which are present on the processor chip stores the data while it is waiting to be written to memory. After writing the data to the write buffers the processor can continue <text:soft-page-break/>execution. When a write to the main memory from the write buffer is complete, the entry in the write buffer is freed.</text:p>
        </text:list-item>
        <text:list-item>
          <text:p text:style-name="P42">The processor will stall if there is no empty position in the write buffer</text:p>
        </text:list-item>
        <text:list-item>
          <text:p text:style-name="P42">The stalls per write will increase if </text:p>
          <text:list>
            <text:list-item>
              <text:p text:style-name="P42">The rate at which the processor generates writes is faster than the rate at which the memory can accept them. No amount of buffering can help here</text:p>
            </text:list-item>
            <text:list-item>
              <text:p text:style-name="P42">The writes occur in burst. This can be solved to an extent using deeper write buffers which span beyond a single entry</text:p>
            </text:list-item>
          </text:list>
        </text:list-item>
      </text:list>
      <text:p text:style-name="P10"/>
      <text:p text:style-name="P9">Why are write-buffers used in a write-back scheme?</text:p>
      <text:p text:style-name="P10">To reduce the miss penalty when a write miss occurs. Here the dirty block is moved to the write-back buffer while the requested block is read from memory. This buffer is later written back to memory. </text:p>
      <text:p text:style-name="P10"/>
      <text:p text:style-name="P9">Why is the write-back scheme more complicated than the write-through scheme?</text:p>
      <text:list xml:id="list1574130343" text:style-name="L10">
        <text:list-item>
          <text:p text:style-name="P41">In a write-through scheme, the control unit need not determine a hit <text:span text:style-name="T8">or a miss</text:span> before writing into a block of the cache. If the store was a hit, fine. Else, a cache block representing some other data block than the one the store generates is overwritten which is fine as this some other data block has been written through into memory. Thus writes are always done in a single cycle.</text:p>
        </text:list-item>
        <text:list-item>
          <text:p text:style-name="P33"><text:span text:style-name="T6">In a write-back scheme, in case of a miss, this some other block can't be overwritten as it hasn't yet been written back. As a result the control unit must first determine if a store generates a hit or a miss. This requires one clock cycle. In the next clock cycle, the write is performed. Thus two clock cycles are required. A </text:span><text:span text:style-name="T7">store-buffer</text:span><text:span text:style-name="T6"> can be used to hold the data while the determination of a hit or miss is being made – effectively allowing the store to take up only one clock cycle by pipelining the write from the store-buffer to the memory.</text:span></text:p>
        </text:list-item>
      </text:list>
      <text:p text:style-name="P2"/>
      <text:p text:style-name="P3">Advantages of a write-back scheme relative to a write-through scheme</text:p>
      <text:list xml:id="list1142722247" text:style-name="L11">
        <text:list-item>
          <text:p text:style-name="P19">Individual words can be written back by the processor at the rate that the cache accepts them rather than the rate that the memory would accept them</text:p>
        </text:list-item>
        <text:list-item>
          <text:p text:style-name="P19">Multiple writes within a block require only one write to the lower level in the hierarchy</text:p>
        </text:list-item>
        <text:list-item>
          <text:p text:style-name="P19">When blocks are written back, the system can make effective use of a high bandwidth transfer, since the entire block is written</text:p>
        </text:list-item>
      </text:list>
      <text:p text:style-name="P2"/>
      <text:p text:style-name="P3">Split cache</text:p>
      <text:p text:style-name="P2">A scheme in which the cache is composed of two independent caches that operate in parallel with each other with one handling instructions and one handling data.</text:p>
      <text:p text:style-name="P3"/>
      <text:p text:style-name="P3">Why is a split cache hierarchy preferred?</text:p>
      <text:p text:style-name="P2">It offers double the bandwidth w.r.t a single composed cache compared to only a slight increase in miss-rate.</text:p>
      <text:p text:style-name="P2"/>
      <text:p text:style-name="P3">Memory stall</text:p>
      <text:p text:style-name="P2">Memory stalls refers to a stall in the processor due to it waiting for a memory operation to complete. Memory stalls occur primarily because of cache misses</text:p>
      <text:p text:style-name="P2">Assuming a write-through cache scheme,</text:p>
      <table:table table:name="Table1" table:style-name="Table1">
        <table:table-column table:style-name="Table1.A"/>
        <table:table-row>
          <table:table-cell table:style-name="Table1.A1" office:value-type="string">
            <text:p text:style-name="P11">Memory-stall clock cycles = Read-stall cycles + Write-stall cycles, where</text:p>
            <text:p text:style-name="P11">Read-stall cycles <text:s/>= reads * read-miss-rate * read-miss-penalty</text:p>
            <text:p text:style-name="P11">Write-stall-cycles = (writes * write-miss-rate * write-miss-penalty) + write-buffer-stalls</text:p>
          </table:table-cell>
        </table:table-row>
      </table:table>
      <text:p text:style-name="P2"/>
      <text:p text:style-name="P3">Why is time taken by a processor or memory or a bus sometimes referred in terms of the <text:soft-page-break/>cycles taken?</text:p>
      <text:p text:style-name="P2">A clock cycle(processor, memory, bus) is the basic indivisible unit of time using which these devices operate. So, the time taken by them can also be seen in terms of the clock cycles taken by them.</text:p>
      <text:p text:style-name="P2"/>
      <text:p text:style-name="P3">Consequences of increasing the speed of the processor without increasing the speed of the memory system(mainly without decreasing the miss-penalty)</text:p>
      <text:list xml:id="list1146743458" text:style-name="L12">
        <text:list-item>
          <text:p text:style-name="P20">Reduced CPI</text:p>
          <text:list>
            <text:list-item>
              <text:p text:style-name="P20">Since the miss-penalty stays the same it now takes a more clock cycles and the percentage of time the processor is stalled increases</text:p>
            </text:list-item>
          </text:list>
        </text:list-item>
        <text:list-item>
          <text:p text:style-name="P20">Increasing the clock-rate without improving the memory system</text:p>
          <text:list>
            <text:list-item>
              <text:p text:style-name="P20">Since the absolute time for the miss-penalty still stays the same, the i<text:span text:style-name="T3">ncreased clock-rate increases number of clock cycles wasted on a miss penalty</text:span></text:p>
            </text:list-item>
          </text:list>
        </text:list-item>
      </text:list>
      <text:p text:style-name="P2"/>
      <text:p text:style-name="P3">What factors might increase the hit-time of the cache?</text:p>
      <text:p text:style-name="P2">Hit time is the time to access the cache. Although an increase in the size of the cache increases the hit-rate, it also increases the hit-time of the cache.</text:p>
      <text:p text:style-name="P2"/>
      <text:p text:style-name="P3">Schemes for main memory to cache mapping</text:p>
      <text:list xml:id="list1291278090" text:style-name="L13">
        <text:list-item>
          <text:p text:style-name="P30">Direct mapping(Figure 12)</text:p>
          <text:list>
            <text:list-item>
              <text:p text:style-name="P21">A particular block in memory can go in exactly one place in the cache. There is a direct mapping from any block address in memory to a single location in the cache.</text:p>
            </text:list-item>
            <text:list-item>
              <text:p text:style-name="P21">Index = (block address) modulo (Number of blocks in cache)</text:p>
            </text:list-item>
            <text:list-item>
              <text:p text:style-name="P21">Once the location in the cache has been indexed, the tag must be compared to see if the desired block is present.</text:p>
            </text:list-item>
          </text:list>
        </text:list-item>
        <text:list-item>
          <text:p text:style-name="P30">N-way Set associative mapping(Figure 14)</text:p>
          <text:list>
            <text:list-item>
              <text:p text:style-name="P21">A particular block in memory can go to any one N locations of a set in a cache</text:p>
            </text:list-item>
            <text:list-item>
              <text:p text:style-name="P21">index = (block number) modulo (Number of sets in the cache)</text:p>
            </text:list-item>
            <text:list-item>
              <text:p text:style-name="P21">Once the set has been indexed, all the N locations must be searched using the tag field</text:p>
            </text:list-item>
          </text:list>
        </text:list-item>
        <text:list-item>
          <text:p text:style-name="P30">Fully associative mapping</text:p>
          <text:list>
            <text:list-item>
              <text:p text:style-name="P21">A particular block in memory can go to any location in a cache</text:p>
            </text:list-item>
            <text:list-item>
              <text:p text:style-name="P21">Every access entails searching in parallel through all blocks in the single set.</text:p>
            </text:list-item>
          </text:list>
        </text:list-item>
      </text:list>
      <text:p text:style-name="P2"/>
      <text:p text:style-name="P3">Effects of an increase in associativity on the physical constitution of the cache system</text:p>
      <text:p text:style-name="P2">If the size of cache is constant, doubling of associativity does the below</text:p>
      <text:list xml:id="list921237077" text:style-name="L14">
        <text:list-item>
          <text:p text:style-name="P22">Doubles the number of blocks per set, which is the number of simultaneous compares that need to perform a search in parallel. Thus the number of comparators double.</text:p>
        </text:list-item>
        <text:list-item>
          <text:p text:style-name="P22">Halves the number of sets, thus halving the addressable locations of the cache, leading to a decrease in the index by one bit and an increase in the tag bit by one. Increase in tag bits lead to bigger cache's for the same amount of data.</text:p>
        </text:list-item>
      </text:list>
      <text:p text:style-name="P2"/>
      <text:p text:style-name="P3">Effect of increasing associativity</text:p>
      <text:list xml:id="list699152511" text:style-name="L15">
        <text:list-item>
          <text:p text:style-name="P23">On miss rate</text:p>
          <text:list>
            <text:list-item>
              <text:p text:style-name="P23">Decreases the miss rate. This improvement comes from reducing misses that compete for the same location. According to SPEC benchmarks there is an improvement of 15% in miss rate due to a step up in associativity from one(direct mapped) to two, and very little beyond that.</text:p>
            </text:list-item>
            <text:list-item>
              <text:p text:style-name="P23">Smaller caches obtain a significantly larger absolute benefit from associativity because the base miss rate of a small cache is larger.</text:p>
            </text:list-item>
          </text:list>
        </text:list-item>
        <text:list-item>
          <text:p text:style-name="P23">On miss penalty – No effect</text:p>
        </text:list-item>
        <text:list-item>
          <text:p text:style-name="P23"><text:soft-page-break/>On hit time</text:p>
          <text:list>
            <text:list-item>
              <text:p text:style-name="P23">Access time increases due to the extra comparisons. Thus hit time increases.</text:p>
            </text:list-item>
          </text:list>
        </text:list-item>
        <text:list-item>
          <text:p text:style-name="P23">Cost</text:p>
          <text:list>
            <text:list-item>
              <text:p text:style-name="P23">Cost goes up due to all the extra comparators needed. A N-way set associative cache needs N comparators to perform the N comparisons parallely.</text:p>
            </text:list-item>
          </text:list>
        </text:list-item>
      </text:list>
      <text:p text:style-name="P3"/>
      <text:p text:style-name="P3">Replacement schemes</text:p>
      <text:list xml:id="list424489906" text:style-name="L16">
        <text:list-item>
          <text:p text:style-name="P24">Needed only if the associativity is greater than two.</text:p>
        </text:list-item>
        <text:list-item>
          <text:p text:style-name="P24">Are implemented in hardware</text:p>
          <text:list>
            <text:list-item>
              <text:p text:style-name="P24">Least recently used – Is costly to implement for hierarchies with more than a small degree of associativity(two to four)</text:p>
            </text:list-item>
            <text:list-item>
              <text:p text:style-name="P24">Random – Simple to build in hardware and does not perform very badly than LRU</text:p>
            </text:list-item>
          </text:list>
        </text:list-item>
      </text:list>
      <text:p text:style-name="P2"/>
      <text:p text:style-name="P3">Design considerations for a multilevel cache</text:p>
      <text:list xml:id="list242941598" text:style-name="L17">
        <text:list-item>
          <text:p text:style-name="P31">Primary cache</text:p>
          <text:list>
            <text:list-item>
              <text:p text:style-name="P25">Reduce hit time(Miss penalty is not a concern as we have a secondary cache) to yield a shorter processor clock cycle</text:p>
            </text:list-item>
            <text:list-item>
              <text:p text:style-name="P25">Usually has a smaller size(and a smaller block) compared to a single level cache. This cost saving can be borne due to the fact that the miss penalty is reduced due to the presence of the secondary cache.</text:p>
            </text:list-item>
          </text:list>
        </text:list-item>
        <text:list-item>
          <text:p text:style-name="P31">Secondary cache</text:p>
          <text:list>
            <text:list-item>
              <text:p text:style-name="P25">Reduce miss rate as this affects the miss penalty of the primary cache</text:p>
              <text:list>
                <text:list-item>
                  <text:p text:style-name="P25">Thus a larger size(and a larger block size)</text:p>
                </text:list-item>
              </text:list>
            </text:list-item>
            <text:list-item>
              <text:p text:style-name="P25">The local miss rate of the secondary cache being high is not an issue as this is a reflection of accesses being filtered off by a primary cache</text:p>
            </text:list-item>
          </text:list>
        </text:list-item>
      </text:list>
      <text:p text:style-name="P2"/>
      <text:p text:style-name="P3">Effects of multilevel memory hierarchy on algorithms</text:p>
      <text:list xml:id="list2118843292" text:style-name="L18">
        <text:list-item>
          <text:p text:style-name="P26">An algorithm may function slower if it generates too many misses by not making use of locality. Designer of algorithm must take memory hierarchy into account</text:p>
        </text:list-item>
        <text:list-item>
          <text:p text:style-name="P26">Another performance challenge is that memory hierarchy varies between architectures and also between implementations of the same architecture. To cope with such variability, designers of algorithms parameterize algorithms and then search the parameter space at runtime to find the best combination for a particular computer</text:p>
        </text:list-item>
      </text:list>
      <text:p text:style-name="P2"/>
      <text:p text:style-name="P6">Type of cache misses</text:p>
      <text:list xml:id="list941653877" text:style-name="L19">
        <text:list-item>
          <text:p text:style-name="P43"><text:span text:style-name="T1">Compulsory</text:span><text:span text:style-name="T2"> – Misses which occur at the start of the execution of the program when the cache is empty.</text:span></text:p>
        </text:list-item>
        <text:list-item>
          <text:p text:style-name="P43"><text:span text:style-name="T1">Capacity – </text:span><text:span text:style-name="T2">Misses which occur when blocks are replaced. Decreases with size of the cache</text:span></text:p>
        </text:list-item>
        <text:list-item>
          <text:p text:style-name="P43"><text:span text:style-name="T1">Collision – </text:span><text:span text:style-name="T2">These are misses that occur in direct or set-associative schemes when multiple blocks compete for the same set. They are eliminated in a fully associative cach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0-14T11:58:38</meta:creation-date>
    <dc:date>2013-01-29T15:12:58</dc:date>
    <dc:creator>Kempa </dc:creator>
    <meta:editing-duration>PT37M24S</meta:editing-duration>
    <meta:editing-cycles>12</meta:editing-cycles>
    <meta:generator>LibreOffice/3.6$Linux_x86 LibreOffice_project/360m1$Build-2</meta:generator>
    <meta:document-statistic meta:table-count="1" meta:image-count="0" meta:object-count="0" meta:page-count="5" meta:paragraph-count="136" meta:word-count="2364" meta:character-count="13235" meta:non-whitespace-character-count="11089"/>
  </office:meta>
</office:document-meta>
</file>